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21000001FDE6962A6E6D32D753.png" manifest:media-type="image/png"/>
  <manifest:file-entry manifest:full-path="Pictures/10000201000001DD000001C887FD1B8C7821BFA1.png" manifest:media-type="image/png"/>
  <manifest:file-entry manifest:full-path="Pictures/100002010000020400000083CE6DED7BB3768B46.png" manifest:media-type="image/png"/>
  <manifest:file-entry manifest:full-path="Pictures/10000201000001D500000190BE5A1CDEB54F7571.png" manifest:media-type="image/png"/>
  <manifest:file-entry manifest:full-path="Pictures/1000020100000221000001AABA5485A2191C5A2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5" text:anchor-type="page" text:anchor-page-number="2" svg:x="4.537cm" svg:y="18.232cm" svg:width="11.642cm" svg:height="10.873cm" draw:z-index="4">
        <draw:image xlink:href="Pictures/1000020100000221000001FDE6962A6E6D32D753.png" xlink:type="simple" xlink:show="embed" xlink:actuate="onLoad" loext:mime-type="image/png"/>
      </draw:frame>
      <draw:frame draw:style-name="fr2" draw:name="Image4" text:anchor-type="page" text:anchor-page-number="2" svg:x="4.597cm" svg:y="5.92cm" svg:width="12.696cm" svg:height="12.139cm" draw:z-index="3">
        <draw:image xlink:href="Pictures/10000201000001DD000001C887FD1B8C7821BFA1.png" xlink:type="simple" xlink:show="embed" xlink:actuate="onLoad" loext:mime-type="image/png"/>
      </draw:frame>
      <draw:frame draw:style-name="fr1" draw:name="Image3" text:anchor-type="page" text:anchor-page-number="2" svg:x="3.531cm" svg:y="1.879cm" svg:width="14.788cm" svg:height="3.754cm" draw:z-index="2">
        <draw:image xlink:href="Pictures/100002010000020400000083CE6DED7BB3768B46.png" xlink:type="simple" xlink:show="embed" xlink:actuate="onLoad" loext:mime-type="image/png"/>
      </draw:frame>
      <draw:frame draw:style-name="fr1" draw:name="Image2" text:anchor-type="page" text:anchor-page-number="1" svg:x="3.44cm" svg:y="14.123cm" svg:width="14.122cm" svg:height="12.042cm" draw:z-index="1">
        <draw:image xlink:href="Pictures/10000201000001D500000190BE5A1CDEB54F7571.png" xlink:type="simple" xlink:show="embed" xlink:actuate="onLoad" loext:mime-type="image/png"/>
      </draw:frame>
      <draw:frame draw:style-name="fr1" draw:name="Image1" text:anchor-type="page" text:anchor-page-number="1" svg:x="3.179cm" svg:y="1.759cm" svg:width="15.127cm" svg:height="11.823cm" draw:z-index="0">
        <draw:image xlink:href="Pictures/1000020100000221000001AABA5485A2191C5A2B.png" xlink:type="simple" xlink:show="embed" xlink:actuate="onLoad" loext:mime-type="image/png"/>
      </draw:fram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08T21:19:27.526000000</meta:creation-date>
    <dc:date>2022-05-08T21:26:45.399000000</dc:date>
    <meta:editing-duration>PT7M18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6.3.2.2$Windows_X86_64 LibreOffice_project/98b30e735bda24bc04ab42594c85f7fd8be07b9c</meta:generator>
  </office:meta>
</office:document-meta>
</file>